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100])" office:value-type="time" office:time-value="PT52H06M00S" calcext:value-type="time">
            <text:p>52:06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style-name="ce3" table:formula="of:=ABS([.D15]-[.C15])" office:value-type="time" office:time-value="PT00H01M00S" calcext:value-type="time">
            <text:p>00:01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6H45M00S" calcext:value-type="time">
            <text:p>16:45:00</text:p>
          </table:table-cell>
          <table:table-cell table:style-name="ce3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4]-[.C3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5]-[.C3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6]-[.C3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7]-[.C3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8]-[.C3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9]-[.C3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0]-[.C4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1]-[.C4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2]-[.C4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3]-[.C4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0/00/0000</text:date>, <text:time style:data-style-name="N2" text:time-value="0000-00-00T00:00:02.706393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06T17:07:25.034439430</dc:date>
    <dc:creator>Tamino Hartmann</dc:creator>
    <meta:editing-duration>PT22M24S</meta:editing-duration>
    <meta:editing-cycles>42</meta:editing-cycles>
    <meta:generator>LibreOffice/4.1.1.2$Linux_X86_64 LibreOffice_project/410m0$Build-2</meta:generator>
    <meta:document-statistic meta:table-count="3" meta:cell-count="229" meta:object-count="0"/>
  </office:meta>
</office:document-meta>
</file>